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draw:stroke-linejoin="miter" draw:fill="solid" draw:fill-color="#aa55a1"/>
    </style:style>
    <style:style style:name="P1" style:family="paragraph">
      <loext:graphic-properties draw:fill="solid" draw:fill-color="#aa55a1"/>
    </style:style>
  </office:automatic-styles>
  <office:body>
    <office:drawing>
      <draw:page draw:name="page1" draw:style-name="dp1" draw:master-page-name="Default">
        <draw:path draw:style-name="gr1" draw:text-style-name="P1" draw:layer="layout" svg:width="26.249cm" svg:height="26.249cm" svg:x="0.001cm" svg:y="0cm" svg:viewBox="0 0 26250 26250" svg:d="M13126 0c-7249 0-13126 5877-13126 13125s5877 13125 13126 13125 13124-5877 13124-13125-5875-13125-13124-13125zM20983 20984c-1022 1020-2211 1821-3534 2382-1368 578-2823 872-4323 872-1502 0-2957-294-4325-872-1324-561-2513-1362-3533-2382-1021-1023-1823-2211-2383-3535-579-1366-872-2823-872-4324 0-1500 293-2955 872-4324 560-1324 1362-2513 2383-3533 1020-1021 2209-1823 3533-2383 1368-580 2823-871 4325-871 1500 0 2955 291 4323 871 1323 560 2512 1362 3534 2383 1021 1020 1822 2209 2381 3533 580 1370 873 2824 873 4324 0 1501-293 2958-873 4324-559 1324-1360 2513-2381 3535z">
          <text:p/>
        </draw:path>
        <draw:path draw:style-name="gr1" draw:text-style-name="P1" draw:layer="layout" svg:width="16.098cm" svg:height="16.1cm" svg:x="5.076cm" svg:y="5.076cm" svg:viewBox="0 0 16099 16101" svg:d="M8050 0c-4446 0-8050 3605-8050 8050 0 4446 3604 8051 8050 8051 4445 0 8049-3605 8049-8051 0-4445-3603-8050-8049-8050zM12319 12319c-1141 1141-2656 1768-4269 1768-1612 0-3129-627-4270-1768-1140-1140-1768-2656-1768-4269 0-1612 628-3130 1768-4269 1141-1142 2658-1769 4270-1769 1613 0 3128 627 4269 1769 1141 1139 1767 2657 1767 4269 0 1613-626 3129-1767 4269z">
          <text:p/>
        </draw:path>
        <draw:path draw:style-name="gr1" draw:text-style-name="P1" draw:layer="layout" svg:width="6.038cm" svg:height="6.038cm" svg:x="10.107cm" svg:y="10.107cm" svg:viewBox="0 0 6039 6039" svg:d="M3019 0c-1667 0-3019 1352-3019 3019 0 1668 1352 3020 3019 3020 1666 0 3020-1352 3020-3020 0-1667-1354-3019-3020-30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0T16:56:48.168511252</dc:date>
    <dc:creator>Alex </dc:creator>
    <meta:editing-duration>PT16S</meta:editing-duration>
    <meta:editing-cycles>1</meta:editing-cycles>
    <meta:document-statistic meta:object-count="3"/>
    <meta:generator>LibreOffice/6.0.3.2$Linux_X86_64 LibreOffice_project/00m0$Build-2</meta:generator>
  </office:meta>
</office:document-meta>
</file>